
<file path=META-INF/manifest.xml><?xml version="1.0" encoding="utf-8"?>
<manifest:manifest xmlns:manifest="urn:oasis:names:tc:opendocument:xmlns:manifest:1.0" manifest:version="1.2">
  <manifest:file-entry manifest:full-path="/" manifest:media-type="application/vnd.oasis.opendocument.text"/>
  <manifest:file-entry manifest:full-path="Thumbnails/thumbnail.png" manifest:media-type=""/>
  <manifest:file-entry manifest:full-path="content.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FZHeiTi" svg:font-family="FZHeiTi" style:font-family-generic="system" style:font-pitch="variable"/>
    <style:font-face style:name="FZSongTi" svg:font-family="FZSongTi" style:font-family-generic="system" style:font-pitch="variable"/>
    <style:font-face style:name="LucidaSans" svg:font-family="Lucida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is a valid ODF test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FZHeiTi" svg:font-family="FZHeiTi" style:font-family-generic="system" style:font-pitch="variable"/>
    <style:font-face style:name="FZSongTi" svg:font-family="FZSongTi"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FZHeiT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grddl:transformation="http://docs.oasis-open.org/office/1.2/xslt/odf2rdf.xsl" office:version="1.2">
  <office:meta>
    <meta:initial-creator>Michael Brauer</meta:initial-creator>
    <meta:creation-date>2010-12-14T15:15:20</meta:creation-date>
    <meta:document-statistic meta:character-count="34" meta:image-count="0" meta:object-count="0" meta:page-count="1" meta:paragraph-count="1" meta:table-count="0" meta:word-count="7"/>
    <dc:date>2011-10-08T17:59:38</dc:date>
    <dc:creator>hanbiao</dc:creator>
    <meta:editing-duration>PT0.016S</meta:editing-duration>
    <meta:editing-cycles>2</meta:editing-cycles>
    <meta:generator>OpenOffice.org/3.3$Solaris_x86 OpenOffice.org_project/330m18$Build-9556</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